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Accent_20_3" style:data-style-name="N141">
      <style:table-cell-properties fo:border-bottom="0.74pt solid #000000" style:text-align-source="fix" style:repeat-content="false" fo:wrap-option="wrap" fo:border-left="1.5pt solid #000000" fo:border-right="0.74pt solid #000000" fo:border-top="1.5pt solid #000000"/>
      <style:paragraph-properties fo:text-align="center" fo:margin-left="0in"/>
    </style:style>
    <style:style style:name="ce2" style:family="table-cell" style:parent-style-name="Accent_20_3" style:data-style-name="N1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Accent_20_3" style:data-style-name="N1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" style:family="table-cell" style:parent-style-name="Accent_20_3" style:data-style-name="N141">
      <style:table-cell-properties fo:border-bottom="0.74pt solid #000000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</style:style>
    <style:style style:name="ce5" style:family="table-cell" style:parent-style-name="Accent_20_3" style:data-style-name="N143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Accent_20_3" style:data-style-name="N143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" style:family="table-cell" style:parent-style-name="Accent_20_3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Accent_20_3" style:data-style-name="N2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9" style:family="table-cell" style:parent-style-name="Accent_20_3" style:data-style-name="N141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center" fo:margin-left="0in"/>
    </style:style>
    <style:style style:name="ce14" style:family="table-cell" style:parent-style-name="Accent_20_3" style:data-style-name="N141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27" style:family="table-cell" style:parent-style-name="Accent_20_3" style:data-style-name="N141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28" style:family="table-cell" style:parent-style-name="Accent_20_3" style:data-style-name="N141">
      <style:table-cell-properties style:glyph-orientation-vertical="0" fo:border-bottom="0.74pt solid #000000" style:text-align-source="fix" style:repeat-content="false" fo:wrap-option="wrap" fo:border-left="1.5pt solid #000000" style:direction="ltr" fo:border-right="0.74pt solid #000000" fo:border-top="1.5pt solid #000000"/>
      <style:paragraph-properties fo:text-align="center" fo:margin-left="0in"/>
    </style:style>
    <style:style style:name="ce30" style:family="table-cell" style:parent-style-name="Accent_20_3" style:data-style-name="N141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Accent_20_3" style:data-style-name="N141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26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Accent_20_3" style:data-style-name="N141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Accent_20_3" style:data-style-name="N141">
      <style:table-cell-properties fo:border-bottom="0.74pt solid #000000" style:text-align-source="fix" style:repeat-content="false" fo:wrap-option="wrap" fo:border-left="1.5pt solid #000000" fo:border-right="1.5pt solid #000000" fo:border-top="1.5pt solid #000000"/>
      <style:paragraph-properties fo:text-align="center" fo:margin-left="0in"/>
    </style:style>
    <style:style style:name="ce36" style:family="table-cell" style:parent-style-name="Accent_20_3" style:data-style-name="N141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in"/>
    </style:style>
    <style:style style:name="ce37" style:family="table-cell" style:parent-style-name="Accent_20_3" style:data-style-name="N141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in"/>
    </style:style>
    <style:style style:name="ce38" style:family="table-cell" style:parent-style-name="Accent_20_3">
      <style:table-cell-properties fo:border-bottom="0.74pt solid #000000" fo:wrap-option="wrap" fo:border-left="1.5pt solid #000000" fo:border-right="1.5pt solid #000000" fo:border-top="1.5pt solid #000000"/>
    </style:style>
    <style:style style:name="ce39" style:family="table-cell" style:parent-style-name="Accent_20_3">
      <style:table-cell-properties fo:border-bottom="1.5pt solid #000000" fo:border-left="1.5pt solid #000000" fo:border-right="1.5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6177in" svg:height="2.9386in" svg:x="0.0213in" svg:y="3.0331in">
            <draw:object draw:notify-on-update-of-ranges="Sheet1.D2:Sheet1.D15 Sheet1.C2:Sheet1.C15 Sheet1.D5:Sheet1.D15 Sheet1.H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1" table:default-cell-style-name="ce7"/>
        <table:table-column table:style-name="co1" table:default-cell-style-name="ce14"/>
        <table:table-column table:style-name="co1" table:number-columns-repeated="2" table:default-cell-style-name="ce26"/>
        <table:table-column table:style-name="co1" table:default-cell-style-name="Default"/>
        <table:table-column table:style-name="co3" table:default-cell-style-name="ce36"/>
        <table:table-column table:style-name="co1" table:default-cell-style-name="Default"/>
        <table:table-row table:style-name="ro1">
          <table:table-cell table:style-name="ce1" office:value-type="string" calcext:value-type="string">
            <text:p>Load (lb)</text:p>
          </table:table-cell>
          <table:table-cell table:style-name="ce4" office:value-type="string" calcext:value-type="string">
            <text:p>Elongation (in)</text:p>
          </table:table-cell>
          <table:table-cell table:style-name="ce4" office:value-type="string" calcext:value-type="string">
            <text:p>Stress (psi)</text:p>
          </table:table-cell>
          <table:table-cell table:style-name="ce9" office:value-type="string" calcext:value-type="string">
            <text:p>Strain</text:p>
          </table:table-cell>
          <table:table-cell table:style-name="ce28" office:value-type="string" calcext:value-type="string">
            <text:p>Strain Energy (lb-ft)</text:p>
          </table:table-cell>
          <table:table-cell table:style-name="ce33" office:value-type="string" calcext:value-type="string">
            <text:p>Strain Energy Density (psi)</text:p>
          </table:table-cell>
          <table:table-cell table:style-name="ce34"/>
          <table:table-cell table:style-name="ce35" office:value-type="string" calcext:value-type="string">
            <text:p>Formula for 0.1% Offset Yield Strength</text:p>
          </table:table-cell>
          <table:table-cell table:style-name="ce38" office:value-type="string" calcext:value-type="string">
            <text:p>Ultimate Strengt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formula="of:= [.A2]/(PI()*0.01)" office:value-type="float" office:value="0" calcext:value-type="float">
            <text:p>0.00</text:p>
          </table:table-cell>
          <table:table-cell table:formula="of:=[.B2]/3" office:value-type="float" office:value="0" calcext:value-type="float">
            <text:p>0.00000</text:p>
          </table:table-cell>
          <table:table-cell table:style-name="ce30" table:formula="of:=[.F2]*0.01*PI()*3" office:value-type="float" office:value="0" calcext:value-type="float">
            <text:p>0.00000</text:p>
          </table:table-cell>
          <table:table-cell table:style-name="ce14" table:formula="of:=0.5* [.C2]*[.D2]" office:value-type="float" office:value="0" calcext:value-type="float">
            <text:p>0.00000</text:p>
          </table:table-cell>
          <table:table-cell/>
          <table:table-cell table:formula="of:=3858303.03*([.D2]-0.001)" office:value-type="float" office:value="-3858.30303" calcext:value-type="float">
            <text:p>-3858.30303</text:p>
          </table:table-cell>
          <table:table-cell table:style-name="ce39" table:formula="of:=MAX([.C2:.C15])" office:value-type="float" office:value="11204.5079936694" calcext:value-type="float">
            <text:p>11204.507993669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 [.B2] + 0.001" office:value-type="float" office:value="0.001" calcext:value-type="float">
            <text:p>0.001</text:p>
          </table:table-cell>
          <table:table-cell table:formula="of:= [.A3]/(PI()*0.01)" office:value-type="float" office:value="1273.23954473516" calcext:value-type="float">
            <text:p>1273.24</text:p>
          </table:table-cell>
          <table:table-cell table:formula="of:=[.B3]/3" office:value-type="float" office:value="0.000333333333333333" calcext:value-type="float">
            <text:p>0.00033</text:p>
          </table:table-cell>
          <table:table-cell table:style-name="ce30" table:formula="of:=[.F3]*0.01*PI()*3" office:value-type="float" office:value="0.02" calcext:value-type="float">
            <text:p>0.02000</text:p>
          </table:table-cell>
          <table:table-cell table:style-name="ce14" table:formula="of:=0.5* [.C3]*[.D3]" office:value-type="float" office:value="0.212206590789194" calcext:value-type="float">
            <text:p>0.21221</text:p>
          </table:table-cell>
          <table:table-cell/>
          <table:table-cell table:formula="of:=3858303.03*([.D3]-0.001)" office:value-type="float" office:value="-2572.20202" calcext:value-type="float">
            <text:p>-2572.20202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 [.B3] + 0.001" office:value-type="float" office:value="0.002" calcext:value-type="float">
            <text:p>0.002</text:p>
          </table:table-cell>
          <table:table-cell table:formula="of:= [.A4]/(PI()*0.01)" office:value-type="float" office:value="2673.80304394384" calcext:value-type="float">
            <text:p>2673.80</text:p>
          </table:table-cell>
          <table:table-cell table:formula="of:=[.B4]/3" office:value-type="float" office:value="0.000666666666666667" calcext:value-type="float">
            <text:p>0.00067</text:p>
          </table:table-cell>
          <table:table-cell table:style-name="ce30" table:formula="of:=[.F4]*0.01*PI()*3" office:value-type="float" office:value="0.084" calcext:value-type="float">
            <text:p>0.08400</text:p>
          </table:table-cell>
          <table:table-cell table:style-name="ce14" table:formula="of:=0.5* [.C4]*[.D4]" office:value-type="float" office:value="0.891267681314614" calcext:value-type="float">
            <text:p>0.89127</text:p>
          </table:table-cell>
          <table:table-cell/>
          <table:table-cell table:formula="of:=3858303.03*([.D4]-0.001)" office:value-type="float" office:value="-1286.10101" calcext:value-type="float">
            <text:p>-1286.1010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 [.B4] + 0.001" office:value-type="float" office:value="0.003" calcext:value-type="float">
            <text:p>0.003</text:p>
          </table:table-cell>
          <table:table-cell table:formula="of:= [.A5]/(PI()*0.01)" office:value-type="float" office:value="4074.36654315252" calcext:value-type="float">
            <text:p>4074.37</text:p>
          </table:table-cell>
          <table:table-cell table:formula="of:=[.B5]/3" office:value-type="float" office:value="0.001" calcext:value-type="float">
            <text:p>0.00100</text:p>
          </table:table-cell>
          <table:table-cell table:style-name="ce30" table:formula="of:=[.F5]*0.01*PI()*3" office:value-type="float" office:value="0.192" calcext:value-type="float">
            <text:p>0.19200</text:p>
          </table:table-cell>
          <table:table-cell table:style-name="ce14" table:formula="of:=0.5* [.C5]*[.D5]" office:value-type="float" office:value="2.03718327157626" calcext:value-type="float">
            <text:p>2.03718</text:p>
          </table:table-cell>
          <table:table-cell/>
          <table:table-cell table:formula="of:=3858303.03*([.D5]-0.001)" office:value-type="float" office:value="0" calcext:value-type="float">
            <text:p>0.00000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 [.B5] + 0.001" office:value-type="float" office:value="0.004" calcext:value-type="float">
            <text:p>0.004</text:p>
          </table:table-cell>
          <table:table-cell table:formula="of:= [.A6]/(PI()*0.01)" office:value-type="float" office:value="5347.60608788768" calcext:value-type="float">
            <text:p>5347.61</text:p>
          </table:table-cell>
          <table:table-cell table:formula="of:=[.B6]/3" office:value-type="float" office:value="0.00133333333333333" calcext:value-type="float">
            <text:p>0.00133</text:p>
          </table:table-cell>
          <table:table-cell table:style-name="ce30" table:formula="of:=[.F6]*0.01*PI()*3" office:value-type="float" office:value="0.336" calcext:value-type="float">
            <text:p>0.33600</text:p>
          </table:table-cell>
          <table:table-cell table:style-name="ce14" table:formula="of:=0.5* [.C6]*[.D6]" office:value-type="float" office:value="3.56507072525846" calcext:value-type="float">
            <text:p>3.56507</text:p>
          </table:table-cell>
          <table:table-cell/>
          <table:table-cell table:formula="of:=3858303.03*([.D6]-0.001)" office:value-type="float" office:value="1286.10100999999" calcext:value-type="float">
            <text:p>1286.1010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 [.B6] + 0.001" office:value-type="float" office:value="0.005" calcext:value-type="float">
            <text:p>0.005</text:p>
          </table:table-cell>
          <table:table-cell table:formula="of:= [.A7]/(PI()*0.01)" office:value-type="float" office:value="6620.84563262285" calcext:value-type="float">
            <text:p>6620.85</text:p>
          </table:table-cell>
          <table:table-cell table:formula="of:=[.B7]/3" office:value-type="float" office:value="0.00166666666666667" calcext:value-type="float">
            <text:p>0.00167</text:p>
          </table:table-cell>
          <table:table-cell table:style-name="ce30" table:formula="of:=[.F7]*0.01*PI()*3" office:value-type="float" office:value="0.52" calcext:value-type="float">
            <text:p>0.52000</text:p>
          </table:table-cell>
          <table:table-cell table:style-name="ce14" table:formula="of:=0.5* [.C7]*[.D7]" office:value-type="float" office:value="5.51737136051904" calcext:value-type="float">
            <text:p>5.51737</text:p>
          </table:table-cell>
          <table:table-cell/>
          <table:table-cell table:formula="of:=3858303.03*([.D7]-0.001)" office:value-type="float" office:value="2572.20202000001" calcext:value-type="float">
            <text:p>2572.20202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 [.B7] + 0.001" office:value-type="float" office:value="0.006" calcext:value-type="float">
            <text:p>0.006</text:p>
          </table:table-cell>
          <table:table-cell table:formula="of:= [.A8]/(PI()*0.01)" office:value-type="float" office:value="7894.08517735801" calcext:value-type="float">
            <text:p>7894.09</text:p>
          </table:table-cell>
          <table:table-cell table:formula="of:=[.B8]/3" office:value-type="float" office:value="0.002" calcext:value-type="float">
            <text:p>0.00200</text:p>
          </table:table-cell>
          <table:table-cell table:style-name="ce31" table:formula="of:=[.F8]*0.01*PI()*3" office:value-type="float" office:value="0.744" calcext:value-type="float">
            <text:p>0.74400</text:p>
          </table:table-cell>
          <table:table-cell table:style-name="ce27" table:formula="of:=0.5* [.C8]*[.D8]" office:value-type="float" office:value="7.89408517735801" calcext:value-type="float">
            <text:p>7.89409</text:p>
          </table:table-cell>
          <table:table-cell/>
          <table:table-cell table:formula="of:=3858303.03*([.D8]-0.001)" office:value-type="float" office:value="3858.30303" calcext:value-type="float">
            <text:p>3858.30303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 [.B8] + 0.001" office:value-type="float" office:value="0.007" calcext:value-type="float">
            <text:p>0.007</text:p>
          </table:table-cell>
          <table:table-cell table:formula="of:= [.A9]/(PI()*0.01)" office:value-type="float" office:value="9167.32472209317" calcext:value-type="float">
            <text:p>9167.32</text:p>
          </table:table-cell>
          <table:table-cell table:formula="of:=[.B9]/3" office:value-type="float" office:value="0.00233333333333333" calcext:value-type="float">
            <text:p>0.00233</text:p>
          </table:table-cell>
          <table:table-cell table:number-columns-repeated="3"/>
          <table:table-cell table:formula="of:=3858303.03*([.D9]-0.001)" office:value-type="float" office:value="5144.40403999999" calcext:value-type="float">
            <text:p>5144.4040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 [.B9] + 0.001" office:value-type="float" office:value="0.008" calcext:value-type="float">
            <text:p>0.008</text:p>
          </table:table-cell>
          <table:table-cell table:formula="of:= [.A10]/(PI()*0.01)" office:value-type="float" office:value="10185.9163578813" calcext:value-type="float">
            <text:p>10185.92</text:p>
          </table:table-cell>
          <table:table-cell table:formula="of:=[.B10]/3" office:value-type="float" office:value="0.00266666666666667" calcext:value-type="float">
            <text:p>0.00267</text:p>
          </table:table-cell>
          <table:table-cell table:number-columns-repeated="3"/>
          <table:table-cell table:formula="of:=3858303.03*([.D10]-0.001)" office:value-type="float" office:value="6430.50505000001" calcext:value-type="float">
            <text:p>6430.50505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 [.B10] + 0.001" office:value-type="float" office:value="0.009" calcext:value-type="float">
            <text:p>0.009</text:p>
          </table:table-cell>
          <table:table-cell table:formula="of:= [.A11]/(PI()*0.01)" office:value-type="float" office:value="10567.8882213019" calcext:value-type="float">
            <text:p>10567.89</text:p>
          </table:table-cell>
          <table:table-cell table:formula="of:=[.B11]/3" office:value-type="float" office:value="0.003" calcext:value-type="float">
            <text:p>0.00300</text:p>
          </table:table-cell>
          <table:table-cell table:number-columns-repeated="3"/>
          <table:table-cell table:formula="of:=3858303.03*([.D11]-0.001)" office:value-type="float" office:value="7716.60606" calcext:value-type="float">
            <text:p>7716.60606</text:p>
          </table:table-cell>
          <table:table-cell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 [.B11] + 0.001" office:value-type="float" office:value="0.01" calcext:value-type="float">
            <text:p>0.010</text:p>
          </table:table-cell>
          <table:table-cell table:formula="of:= [.A12]/(PI()*0.01)" office:value-type="float" office:value="10949.8600847224" calcext:value-type="float">
            <text:p>10949.86</text:p>
          </table:table-cell>
          <table:table-cell table:formula="of:=[.B12]/3" office:value-type="float" office:value="0.00333333333333333" calcext:value-type="float">
            <text:p>0.00333</text:p>
          </table:table-cell>
          <table:table-cell table:number-columns-repeated="3"/>
          <table:table-cell table:formula="of:=3858303.03*([.D12]-0.001)" office:value-type="float" office:value="9002.70706999999" calcext:value-type="float">
            <text:p>9002.70707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0.012" calcext:value-type="float">
            <text:p>0.012</text:p>
          </table:table-cell>
          <table:table-cell table:formula="of:= [.A13]/(PI()*0.01)" office:value-type="float" office:value="11077.1840391959" calcext:value-type="float">
            <text:p>11077.18</text:p>
          </table:table-cell>
          <table:table-cell table:formula="of:=[.B13]/3" office:value-type="float" office:value="0.004" calcext:value-type="float">
            <text:p>0.00400</text:p>
          </table:table-cell>
          <table:table-cell table:number-columns-repeated="3"/>
          <table:table-cell table:formula="of:=3858303.03*([.D13]-0.001)" office:value-type="float" office:value="11574.90909" calcext:value-type="float">
            <text:p>11574.90909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014" calcext:value-type="float">
            <text:p>0.014</text:p>
          </table:table-cell>
          <table:table-cell table:formula="of:= [.A14]/(PI()*0.01)" office:value-type="float" office:value="11140.8460164327" calcext:value-type="float">
            <text:p>11140.85</text:p>
          </table:table-cell>
          <table:table-cell table:formula="of:=[.B14]/3" office:value-type="float" office:value="0.00466666666666667" calcext:value-type="float">
            <text:p>0.00467</text:p>
          </table:table-cell>
          <table:table-cell table:number-columns-repeated="3"/>
          <table:table-cell table:formula="of:=3858303.03*([.D14]-0.001)" office:value-type="float" office:value="14147.11111" calcext:value-type="float">
            <text:p>14147.11111</text:p>
          </table:table-cell>
          <table:table-cell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6" office:value-type="float" office:value="0.018" calcext:value-type="float">
            <text:p>0.018</text:p>
          </table:table-cell>
          <table:table-cell table:style-name="ce8" table:formula="of:= [.A15]/(PI()*0.01)" office:value-type="float" office:value="11204.5079936694" calcext:value-type="float">
            <text:p>11204.51</text:p>
          </table:table-cell>
          <table:table-cell table:style-name="ce27" table:formula="of:=[.B15]/3" office:value-type="float" office:value="0.006" calcext:value-type="float">
            <text:p>0.00600</text:p>
          </table:table-cell>
          <table:table-cell table:number-columns-repeated="3"/>
          <table:table-cell table:style-name="ce37" table:formula="of:=3858303.03*([.D15]-0.001)" office:value-type="float" office:value="19291.51515" calcext:value-type="float">
            <text:p>19291.5151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2:09:29.879968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4:00:14.719576245</meta:creation-date>
    <meta:print-date>2024-09-18T02:11:38.398197634</meta:print-date>
    <meta:printed-by>PDF files</meta:printed-by>
    <dc:date>2024-09-18T02:12:16.311548097</dc:date>
    <meta:editing-duration>PT14H37M</meta:editing-duration>
    <meta:editing-cycles>8</meta:editing-cycles>
    <meta:generator>LibreOffice/7.6.7.2$Linux_X86_64 LibreOffice_project/60$Build-2</meta:generator>
    <meta:document-statistic meta:table-count="1" meta:cell-count="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7.465cm" xlink:href=".." xlink:type="simple" chart:class="chart:scatter" chart:column-mapping="1" chart:style-name="ch1">
        <chart:title svg:x="3.453cm" svg:y="0.285cm" chart:style-name="ch2">
          <text:p>(c) Stress-Strain Graph</text:p>
        </chart:title>
        <chart:plot-area chart:style-name="ch3" table:cell-range-address="Sheet1.C2:Sheet1.D15 Sheet1.H5:Sheet1.H15" svg:x="1.245cm" svg:y="1.213cm" svg:width="10.251cm" svg:height="5.122cm">
          <chart:coordinate-region svg:x="2.898cm" svg:y="1.412cm" svg:width="8.458cm" svg:height="3.532cm"/>
          <chart:axis chart:dimension="x" chart:name="primary-x" chart:style-name="ch4">
            <chart:title svg:x="5.889cm" svg:y="6.484cm" chart:style-name="ch5">
              <text:p>Strain</text:p>
            </chart:title>
          </chart:axis>
          <chart:axis chart:dimension="y" chart:name="primary-y" chart:style-name="ch6">
            <chart:title svg:x="0.451cm" svg:y="4.638cm" chart:style-name="ch7">
              <text:p>Stress (psi)</text:p>
            </chart:title>
            <chart:grid chart:style-name="ch8" chart:class="major"/>
          </chart:axis>
          <chart:series chart:style-name="ch9" chart:values-cell-range-address="Sheet1.C2:Sheet1.C15" chart:class="chart:scatter">
            <chart:domain table:cell-range-address="Sheet1.D2:Sheet1.D15"/>
            <chart:data-point chart:repeated="11"/>
            <chart:data-point chart:style-name="ch10"/>
            <chart:data-point chart:repeated="2"/>
          </chart:series>
          <chart:series chart:style-name="ch11" chart:values-cell-range-address="Sheet1.H5:Sheet1.H15" chart:class="chart:scatter">
            <chart:domain table:cell-range-address="Sheet1.D5:Sheet1.D1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5</svg:desc>
                </draw:g>
              </table:table-cell>
              <table:table-cell office:value-type="float" office:value="0">
                <text:p>0</text:p>
                <draw:g>
                  <svg:desc>Sheet1.C2:Sheet1.C15</svg:desc>
                </draw:g>
              </table:table-cell>
              <table:table-cell office:value-type="float" office:value="0.001">
                <text:p>0.001</text:p>
                <draw:g>
                  <svg:desc>Sheet1.D5:Sheet1.D15</svg:desc>
                </draw:g>
              </table:table-cell>
              <table:table-cell office:value-type="float" office:value="0">
                <text:p>0</text:p>
                <draw:g>
                  <svg:desc>Sheet1.H5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1273.23954473516">
                <text:p>1273.2395447351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1286.10100999999">
                <text:p>1286.10100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2673.80304394384">
                <text:p>2673.80304394384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2572.20202000001">
                <text:p>2572.20202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4074.36654315252">
                <text:p>4074.36654315252</text:p>
              </table:table-cell>
              <table:table-cell office:value-type="float" office:value="0.002">
                <text:p>0.002</text:p>
              </table:table-cell>
              <table:table-cell office:value-type="float" office:value="3858.30303">
                <text:p>3858.3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5347.60608788768">
                <text:p>5347.60608788768</text:p>
              </table:table-cell>
              <table:table-cell office:value-type="float" office:value="0.00233333333333333">
                <text:p>0.00233333333333333</text:p>
              </table:table-cell>
              <table:table-cell office:value-type="float" office:value="5144.40403999999">
                <text:p>5144.40403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6620.84563262285">
                <text:p>6620.84563262285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6430.50505000001">
                <text:p>6430.50505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">
                <text:p>0.002</text:p>
              </table:table-cell>
              <table:table-cell office:value-type="float" office:value="7894.08517735801">
                <text:p>7894.08517735801</text:p>
              </table:table-cell>
              <table:table-cell office:value-type="float" office:value="0.003">
                <text:p>0.003</text:p>
              </table:table-cell>
              <table:table-cell office:value-type="float" office:value="7716.60606">
                <text:p>7716.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3333333333333">
                <text:p>0.00233333333333333</text:p>
              </table:table-cell>
              <table:table-cell office:value-type="float" office:value="9167.32472209317">
                <text:p>9167.32472209317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9002.70706999999">
                <text:p>9002.70706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10185.9163578813">
                <text:p>10185.9163578813</text:p>
              </table:table-cell>
              <table:table-cell office:value-type="float" office:value="0.004">
                <text:p>0.004</text:p>
              </table:table-cell>
              <table:table-cell office:value-type="float" office:value="11574.90909">
                <text:p>11574.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10567.8882213019">
                <text:p>10567.8882213019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14147.11111">
                <text:p>14147.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10949.8600847224">
                <text:p>10949.8600847224</text:p>
              </table:table-cell>
              <table:table-cell office:value-type="float" office:value="0.006">
                <text:p>0.006</text:p>
              </table:table-cell>
              <table:table-cell office:value-type="float" office:value="19291.51515">
                <text:p>19291.51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">
                <text:p>0.004</text:p>
              </table:table-cell>
              <table:table-cell office:value-type="float" office:value="11077.1840391959">
                <text:p>11077.184039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11140.8460164327">
                <text:p>11140.846016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">
                <text:p>0.006</text:p>
              </table:table-cell>
              <table:table-cell office:value-type="float" office:value="11204.5079936694">
                <text:p>11204.507993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